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officeooo:paragraph-rsid="00075be6"/>
    </style:style>
    <style:style style:name="P3" style:family="paragraph" style:parent-style-name="Standard" style:list-style-name="L1">
      <style:text-properties officeooo:paragraph-rsid="00075be6"/>
    </style:style>
    <style:style style:name="P4" style:family="paragraph" style:parent-style-name="Standard">
      <style:text-properties officeooo:rsid="00075be6" officeooo:paragraph-rsid="00075be6"/>
    </style:style>
    <style:style style:name="P5" style:family="paragraph" style:parent-style-name="Standard">
      <style:text-properties officeooo:rsid="00075be6" officeooo:paragraph-rsid="0009530b"/>
    </style:style>
    <style:style style:name="P6" style:family="paragraph" style:parent-style-name="Standard">
      <style:text-properties officeooo:rsid="00075be6" officeooo:paragraph-rsid="0009acd8"/>
    </style:style>
    <style:style style:name="P7" style:family="paragraph" style:parent-style-name="Standard">
      <style:text-properties officeooo:rsid="00075be6" officeooo:paragraph-rsid="000a9752"/>
    </style:style>
    <style:style style:name="P8" style:family="paragraph" style:parent-style-name="Standard">
      <style:text-properties officeooo:rsid="00075be6" officeooo:paragraph-rsid="000c1651"/>
    </style:style>
    <style:style style:name="P9" style:family="paragraph" style:parent-style-name="Standard">
      <style:text-properties officeooo:rsid="00075be6" officeooo:paragraph-rsid="000d6887"/>
    </style:style>
    <style:style style:name="P10" style:family="paragraph" style:parent-style-name="Standard">
      <style:text-properties fo:font-weight="bold" officeooo:rsid="00075be6" officeooo:paragraph-rsid="0009530b" style:font-weight-asian="bold" style:font-weight-complex="bold"/>
    </style:style>
    <style:style style:name="P11" style:family="paragraph" style:parent-style-name="Standard">
      <style:text-properties fo:font-weight="bold" officeooo:rsid="00075be6" officeooo:paragraph-rsid="00075be6" style:font-weight-asian="bold" style:font-weight-complex="bold"/>
    </style:style>
    <style:style style:name="T1" style:family="text">
      <style:text-properties officeooo:rsid="00075be6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Problem Statement:</text:span></text:p>
      <text:list xml:id="list1520698501" text:style-name="L1">
        <text:list-item>
          <text:p text:style-name="P3">Find list of Airports operating in the Country India </text:p>
        </text:list-item>
        <text:list-item>
          <text:p text:style-name="P3">Find the list of Airlines having zero stops </text:p>
        </text:list-item>
        <text:list-item>
          <text:p text:style-name="P3">List of Airlines operating with code share </text:p>
        </text:list-item>
        <text:list-item>
          <text:p text:style-name="P3">Which country (or) territory having highest Airports </text:p>
        </text:list-item>
        <text:list-item>
          <text:p text:style-name="P3">Find the list of Active Airlines in United state<text:span text:style-name="T1">s</text:span></text:p>
        </text:list-item>
      </text:list>
      <text:p text:style-name="P2"/>
      <text:p text:style-name="P11">Dataset:</text:p>
      <text:p text:style-name="P4"/>
      <text:p text:style-name="P4"/>
      <text:p text:style-name="P10">Dataset Description:</text:p>
      <text:p text:style-name="P5">In this use case there are 3 data sets. </text:p>
      <text:p text:style-name="P5">Final_airlines, routes.dat, airports_mod.dat ************************************************************ </text:p>
      <text:p text:style-name="P5">Air Ports data set i.e airports_mod.dat </text:p>
      <text:p text:style-name="P5">It contains the following fields </text:p>
      <text:p text:style-name="P5">Airport ID <text:tab/><text:tab/>Unique OpenFlights identifier for this airport. </text:p>
      <text:p text:style-name="P5">Name <text:tab/><text:tab/><text:tab/>Name of airport. May or may not contain the City name. </text:p>
      <text:p text:style-name="P5">City <text:tab/><text:tab/><text:tab/>Main city served by airport. May be spelled differently from Name. </text:p>
      <text:p text:style-name="P6">Country <text:tab/><text:tab/>Country or territory where airport is located. </text:p>
      <text:p text:style-name="P6">IATA/FAA <text:tab/><text:tab/>3-letter FAA code, for airports located in Country "United States of America".</text:p>
      <text:p text:style-name="P6"/>
      <text:p text:style-name="P6">3-letter IATA code, for all other airports. </text:p>
      <text:p text:style-name="P6">Blank if not assigned. </text:p>
      <text:p text:style-name="P7">ICAO 4-letter ICAO code. Blank if not assigned. </text:p>
      <text:p text:style-name="P7">Latitude <text:tab/><text:tab/>Decimal degrees, usually to six significant digits. Negative is South, positive is <text:tab/><text:tab/><text:tab/><text:tab/>North. </text:p>
      <text:p text:style-name="P7">Longitude <text:tab/><text:tab/>Decimal degrees, usually to six significant digits. Negative is West, positive is <text:tab/><text:tab/><text:tab/><text:tab/>East. </text:p>
      <text:p text:style-name="P7">Altitude <text:tab/><text:tab/>In feet. </text:p>
      <text:p text:style-name="P7">Timezone <text:tab/><text:tab/>Hours offset from UTC. Fractional hours are expressed as decimals, eg. India is <text:tab/><text:tab/><text:tab/><text:tab/>5.5. </text:p>
      <text:p text:style-name="P7">DST <text:tab/><text:tab/><text:tab/>Daylight savings time. One of E (Europe), A (US/Canada), S (South America), O (Australia), Z (New Zealand), N (None) or U (Unknown). See also: Help: Time </text:p>
      <text:p text:style-name="P7"/>
      <text:p text:style-name="P7">Tz database time Timezone in "tz" (Olson) format, eg. "America/Los_Angeles". Zone</text:p>
      <text:p text:style-name="P7"/>
      <text:p text:style-name="P7"/>
      <text:p text:style-name="P7"/>
      <text:p text:style-name="P7"><text:span text:style-name="T2">Air Lines Data set:</text:span> </text:p>
      <text:p text:style-name="P7">It contains the following fields: </text:p>
      <text:p text:style-name="P7">Airline Unique OpenFlights identifier for this airline. ID </text:p>
      <text:p text:style-name="P7">Name <text:tab/><text:tab/>Name of the airline. </text:p>
      <text:p text:style-name="P7">Alias <text:tab/><text:tab/>Alias of the airline. For example, All Nippon Airways is commonly known as "ANA". IATA <text:tab/><text:tab/>2-letter IATA code, if available. </text:p>
      <text:p text:style-name="P7">ICAO <text:tab/><text:tab/>3-letter ICAO code, if available. </text:p>
      <text:p text:style-name="P7">Callsign <text:tab/>Airline callsign. </text:p>
      <text:p text:style-name="P7">Country <text:tab/>Country or territory where airline is incorporated. </text:p>
      <text:p text:style-name="P7"><text:soft-page-break/>Active "Y" if the airline is or has until recently been operational, "N" if it is defunct. This field is not reliable: in particular, major airlines that stopped flying long ago, but have not had their IATA code reassigned (eg. Ansett/AN), will incorrectly show as "Y".</text:p>
      <text:p text:style-name="P7"/>
      <text:p text:style-name="P8"><text:span text:style-name="T2">Routes Data set i.e routes.dat</text:span> </text:p>
      <text:p text:style-name="P8">It contains the following fields </text:p>
      <text:p text:style-name="P8">Airline <text:tab/><text:tab/><text:tab/><text:tab/>2-letter (IATA) or 3-letter (ICAO) code of the airline. </text:p>
      <text:p text:style-name="P8">Airline ID <text:tab/><text:tab/><text:tab/>Unique OpenFlights identifier for airline (see Airline). </text:p>
      <text:p text:style-name="P8">Source airport<text:tab/> <text:tab/>3-letter (IATA) or 4-letter (ICAO) code of the source airport. </text:p>
      <text:p text:style-name="P8">Source airport ID <text:tab/>Unique OpenFlights identifier for source airport (see Airport) </text:p>
      <text:p text:style-name="P8">Destination airport <text:tab/>3-letter (IATA) or 4-letter (ICAO) code of the destination airport. </text:p>
      <text:p text:style-name="P8">Destination airport ID Unique OpenFlights identifier for destination airport (see Airport) </text:p>
      <text:p text:style-name="P9"/>
      <text:p text:style-name="P9">Codeshare "Y" if this flight is a codeshare (that is, not operated by Airline, but another carrier), empty otherwise. </text:p>
      <text:p text:style-name="P9"/>
      <text:p text:style-name="P9">Stops <text:tab/><text:tab/><text:tab/><text:tab/>Number of stops on this flight ("0" for direct) </text:p>
      <text:p text:style-name="P9">Equipment <text:tab/><text:tab/><text:tab/>3-letter codes for plane type(s) generally used on this flight, separated by <text:tab/><text:tab/><text:tab/><text:tab/><text:tab/><text:tab/>spa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irlines Analysi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2:30:47.434265413</meta:creation-date>
    <dc:date>2019-12-17T12:47:10.595114389</dc:date>
    <meta:editing-duration>PT7M59S</meta:editing-duration>
    <meta:editing-cycles>5</meta:editing-cycles>
    <meta:generator>LibreOffice_Vanilla/5.4.4.5$MacOSX_X86_64 LibreOffice_project/2524958677847fb3bb44820e40380acbe820f960</meta:generator>
    <meta:print-date>2019-12-17T12:47:03.900114823</meta:print-date>
    <meta:document-statistic meta:table-count="0" meta:image-count="0" meta:object-count="0" meta:page-count="2" meta:paragraph-count="47" meta:word-count="456" meta:character-count="3059" meta:non-whitespace-character-count="2548"/>
  </office:meta>
</office:document-meta>
</file>